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f89" officeooo:paragraph-rsid="0008ef89"/>
    </style:style>
    <style:style style:name="P2" style:family="paragraph" style:parent-style-name="Standard">
      <style:text-properties officeooo:paragraph-rsid="0008ef89"/>
    </style:style>
    <style:style style:name="T1" style:family="text">
      <style:text-properties officeooo:rsid="0008ef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AR DE NOVO:</text:p>
      <text:p text:style-name="P1"/>
      <text:p text:style-name="P1">Forms</text:p>
      <text:p text:style-name="P2"><text:span text:style-name="T1">Objects </text:span></text:p>
      <text:p text:style-name="P1">Exercicios Bonus HOF</text:p>
      <text:p text:style-name="P1">Exercicios HOF foreach, find…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2:01:25.686472595</meta:creation-date>
    <dc:date>2021-10-05T22:03:12.210558461</dc:date>
    <meta:editing-duration>PT1M47S</meta:editing-duration>
    <meta:editing-cycles>1</meta:editing-cycles>
    <meta:document-statistic meta:table-count="0" meta:image-count="0" meta:object-count="0" meta:page-count="1" meta:paragraph-count="5" meta:word-count="12" meta:character-count="78" meta:non-whitespace-character-count="70"/>
    <meta:generator>LibreOffice/6.4.7.2$Linux_X86_64 LibreOffice_project/40$Build-2</meta:generator>
  </office:meta>
</office:document-meta>
</file>